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margin-bottom="0.1562in" fo:line-height="160%"/>
      <style:text-properties style:font-name="Times" fo:font-size="12.0pt"/>
    </style:style>
    <style:style style:name="P3" style:family="paragraph" style:parent-style-name="Standard">
      <style:paragraph-properties fo:line-height="160%"/>
      <style:text-properties style:font-name="Times" fo:font-size="12.0pt"/>
    </style:style>
    <style:style style:name="P4" style:family="paragraph" style:parent-style-name="Standard">
      <style:paragraph-properties fo:line-height="160%"/>
      <style:text-properties style:font-name="Times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<text:span text:style-name="T1">Fiche descriptive 10</text:span></text:p>
            <text:p text:style-name="P2"><text:span text:style-name="T1">Nom : </text:span>Modifier les commandes en cours(package « Gestion des achats »)<text:line-break/><text:span text:style-name="T1">Acteur(s) : </text:span>Acheteur (client), Passer une commande<text:span text:style-name="T1">, </text:span>Employé<text:line-break/><text:span text:style-name="T1">Description : </text:span>L'acteur veut modifier une commande.<text:line-break/><text:span text:style-name="T1">Auteur : </text:span>Guichou Brice<text:line-break/><text:span text:style-name="T1">Date(s) : </text:span>11/05/2020</text:p>
            <text:p text:style-name="P3"><text:span text:style-name="T1">Pré-conditions : </text:span>Créer un compte, Passer une commande.<text:line-break/><text:span text:style-name="T1">Démarrage : </text:span>L’utilisateur a ouvert l'onglet Modifier une commande.</text:p>
            <text:p text:style-name="P4"/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>Le scénario nominal :</text:span></text:p>
            <text:p text:style-name="P3">1. L<text:span text:style-name="T2">’</text:span>utilisateur sélectionne une commande en cours.<text:span text:style-name="T1"><text:line-break/></text:span>2.Le système charge les données de la commande.<text:span text:style-name="T1"><text:line-break/></text:span>3.Le système appelle le cas d'utilisation Passer une commande.</text:p>
            <text:p text:style-name="P4"/>
          </table:table-cell>
        </table:table-row>
        <table:table-row>
          <table:table-cell table:style-name="TableCell1">
            <text:p text:style-name="P2"><text:span text:style-name="T1">Les scénarios alternatifs :</text:span></text:p>
            <text:p text:style-name="P3">2. L'utilisateur<text:span text:style-name="T2"><text:s/></text:span>décide de quitter la page de modification de commande.</text:p>
            <text:p text:style-name="P4"/>
          </table:table-cell>
        </table:table-row>
        <table:table-row>
          <table:table-cell table:style-name="TableCell1">
            <text:p text:style-name="P2"><text:span text:style-name="T1">Les scénarios d'exceptions :</text:span></text:p>
            <text:p text:style-name="P3">2. La commande est déjà en préparation</text:p>
            <text:p text:style-name="P4"/>
          </table:table-cell>
        </table:table-row>
        <table:table-row>
          <table:table-cell table:style-name="TableCell1">
            <text:p text:style-name="P3"><text:span text:style-name="T1">Fin : </text:span>Scénario nominal : à l'étape 2 sur décision de l'utilisateur.</text:p>
          </table:table-cell>
        </table:table-row>
      </table:table>
      <text:p text:style-name="P3"><text:span text:style-name="T1">Post-conditions : 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